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12cm" fo:min-width="2.9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189cm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3.882cm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 fo:min-height="0.512cm" fo:min-width="0.479cm"/>
    </style:style>
    <style:style style:name="gr5" style:family="graphic" style:parent-style-name="standard">
      <style:graphic-properties draw:fill-color="#ffff66" draw:textarea-horizontal-align="justify" draw:textarea-vertical-align="middle" draw:auto-grow-height="false" fo:min-height="0.512cm" fo:min-width="0.47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New" fo:font-size="11pt" style:font-size-asian="11pt" style:font-size-complex="11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ffff66"/>
      <style:paragraph-properties fo:text-align="center"/>
      <style:text-properties style:font-name="Courier New" fo:font-size="11pt" style:font-size-asian="11pt" style:font-size-complex="11pt"/>
    </style:style>
    <style:style style:name="T1" style:family="text">
      <style:text-properties style:font-name="Courier New"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29cm" svg:height="0.762cm" svg:x="2.27cm" svg:y="2.397cm">
          <text:p text:style-name="P1"><text:span text:style-name="T1">"Philadelphia"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762cm" svg:x="2.27cm" svg:y="3.152cm">
          <text:p text:style-name="P1"><text:span text:style-name="T1">"Baltimore"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762cm" svg:x="2.275cm" svg:y="3.907cm">
          <text:p text:style-name="P1"><text:span text:style-name="T1">"Dallas"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762cm" svg:x="2.275cm" svg:y="4.662cm">
          <text:p text:style-name="P1"><text:span text:style-name="T1">"New England"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7cm" svg:height="0.725cm" svg:x="3.342cm" svg:y="1.695cm">
          <draw:text-box>
            <text:p><text:span text:style-name="T2">key</text:span></text:p>
          </draw:text-box>
        </draw:frame>
        <draw:custom-shape draw:style-name="gr1" draw:text-style-name="P2" draw:layer="layout" svg:width="3.429cm" svg:height="0.762cm" svg:x="5.669cm" svg:y="2.398cm">
          <text:p text:style-name="P1"><text:span text:style-name="T1">"Eagles"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762cm" svg:x="5.669cm" svg:y="3.153cm">
          <text:p text:style-name="P1"><text:span text:style-name="T1">"Ravens"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762cm" svg:x="5.674cm" svg:y="3.908cm">
          <text:p text:style-name="P1"><text:span text:style-name="T1">"Cowboys"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762cm" svg:x="5.674cm" svg:y="4.663cm">
          <text:p text:style-name="P1"><text:span text:style-name="T1">"Patriots"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751cm" svg:height="0.725cm" svg:x="6.637cm" svg:y="1.696cm">
          <draw:text-box>
            <text:p><text:span text:style-name="T2">value</text:span></text:p>
          </draw:text-box>
        </draw:frame>
        <draw:custom-shape draw:style-name="gr3" draw:text-style-name="P2" draw:layer="layout" svg:width="4.382cm" svg:height="0.762cm" svg:x="10.663cm" svg:y="1.898cm">
          <text:p text:style-name="P1"><text:span text:style-name="T1">"Sheryl Swoops"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382cm" svg:height="0.762cm" svg:x="10.663cm" svg:y="2.653cm">
          <text:p text:style-name="P1"><text:span text:style-name="T1">"Michael Jordan"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382cm" svg:height="0.762cm" svg:x="10.669cm" svg:y="3.408cm">
          <text:p text:style-name="P1"><text:span text:style-name="T1">"Mia Hamm"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382cm" svg:height="0.762cm" svg:x="10.669cm" svg:y="4.163cm">
          <text:p text:style-name="P1"><text:span text:style-name="T1">"John Elway"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7cm" svg:height="0.725cm" svg:x="12.262cm" svg:y="1.196cm">
          <draw:text-box>
            <text:p><text:span text:style-name="T2">key</text:span></text:p>
          </draw:text-box>
        </draw:frame>
        <draw:custom-shape draw:style-name="gr4" draw:text-style-name="P4" draw:layer="layout" svg:width="0.979cm" svg:height="0.762cm" svg:x="15.017cm" svg:y="1.899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79cm" svg:height="0.762cm" svg:x="15.017cm" svg:y="2.654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79cm" svg:height="0.762cm" svg:x="15.018cm" svg:y="3.409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79cm" svg:height="0.762cm" svg:x="15.018cm" svg:y="4.16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701cm" svg:height="0.725cm" svg:x="14.772cm" svg:y="1.197cm">
          <draw:text-box>
            <text:p><text:span text:style-name="T2">value</text:span></text:p>
          </draw:text-box>
        </draw:frame>
        <draw:custom-shape draw:style-name="gr3" draw:text-style-name="P2" draw:layer="layout" svg:width="4.382cm" svg:height="0.762cm" svg:x="10.668cm" svg:y="4.909cm">
          <text:p text:style-name="P1"><text:span text:style-name="T1">"LeBron James"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79cm" svg:height="0.762cm" svg:x="15.018cm" svg:y="4.91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382cm" svg:height="0.762cm" svg:x="10.667cm" svg:y="5.665cm">
          <text:p text:style-name="P1"><text:span text:style-name="T1">"Alex Morgan"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978cm" svg:height="0.762cm" svg:x="15.018cm" svg:y="5.666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382cm" svg:height="0.762cm" svg:x="10.668cm" svg:y="6.416cm">
          <text:p text:style-name="P1"><text:span text:style-name="T1">"Dan Marino"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978cm" svg:height="0.762cm" svg:x="15.019cm" svg:y="6.417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37:43.113345926</meta:creation-date>
    <dc:date>2020-08-10T12:38:15.441662201</dc:date>
    <meta:editing-duration>PT1H21M14S</meta:editing-duration>
    <meta:editing-cycles>10</meta:editing-cycles>
    <meta:generator>LibreOffice/6.0.7.3$Linux_X86_64 LibreOffice_project/00m0$Build-3</meta:generator>
    <meta:document-statistic meta:object-count="26"/>
  </office:meta>
</office:document-meta>
</file>